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George A. Kohut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6, 1894</text:p>
      <text:p text:style-name="P5">Month<text:tab/><text:tab/><text:tab/><text:tab/><text:tab/><text:tab/>Jul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<text:tab/><text:span text:style-name="T2">C</text:span><text:span text:style-name="T3"> </text:span><text:span text:style-name="T2">O</text:span><text:span text:style-name="T3"> </text:span><text:span text:style-name="T2">P</text:span><text:span text:style-name="T3"> </text:span><text:span text:style-name="T2">Y</text:span><text:span text:style-name="T3">/</text:span></text:p>
      <text:p text:style-name="P3"><text:span text:style-name="T3">546 N. Fifth Street,/</text:span></text:p>
      <text:p text:style-name="P3"><text:span text:style-name="T3">Philadelphia, Pa./</text:span></text:p>
      <text:p text:style-name="P2"><text:span text:style-name="T3">Mr. George Alexander Kohut/</text:span></text:p>
      <text:p text:style-name="P2"><text:span text:style-name="T3">My dear Sir:/</text:span></text:p>
      <text:p text:style-name="P2"><text:span text:style-name="T3"><text:tab/>As you do me the honor of calling me your friend,/ I ask of you, in that capacity, to control your grief and try/ your utmost to rise above it. <text:s/>You owe that to yourself--a/ young man of good parts whose talents can be exercised usefully/ and profitably. <text:s/>You owe it to the younger members of your/ father's family, to whom you ought to show manly fortitude and/ you owe it to her whom the honored deceased commended to your/ filial devotion. <text:s/>The loss was irreparable, but it largely/ lies in your power to render it less grievous. <text:s/>As to your/ expressions of thankfulness towards me, be not angry if I say/ that you magnify the little which flowed spontaneously/ into a stream of goodness. <text:s/>Nothing further from the real fact./ <text:s/>Neither yourself nor any of yours can be my debtor for simply/ expressing the appreciation in which I held Doctor Kohut's/ great learning. <text:s/>If there be in it any merit, you have said/ </text:span><text:soft-page-break/><text:span text:style-name="T3">more than enough. <text:s/>And please dismiss altogether the idea/ hinted at in your last. <text:s/>Any "token" of your regard to me person-/ally, would occasion pain and not pleasure. <text:s/>I have still on/ my desk your letter respecting the books you would like to obtain/ from Italy. <text:s/>I am waiting for the printed report of the last/ convention of the J. T. I. to seize the opportunity and ask some/ friends to procure some, if not all, of the works you are/ seeking for. <text:s/>For a time the Corrieri Israelitico was sent to/ my address. <text:s/>Recently it has stopped coming. <text:s/>Possibly because/ the editor saw something of mine in the Vessilo. <text:s/>You know,/ no doubt, how jealous of one another are all editors. <text:s/>The/ respectful regards of your friend are presented to all who/ constitute the household of the one whose memory is eternized/ in his life-work./ <text:s/>Yours truly,/ S. Morais/</text:span></text:p>
      <text:p text:style-name="P2"><text:span text:style-name="T3">Friday, July 6, '94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59:05.80</meta:creation-date>
    <dc:date>2011-12-21T15:07:26.02</dc:date>
    <dc:creator>Penn Libraries</dc:creator>
    <meta:editing-duration>PT00H08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501" meta:character-count="3147"/>
  </office:meta>
</office:document-meta>
</file>